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5af4a" officeooo:paragraph-rsid="0005af4a"/>
    </style:style>
    <style:style style:name="P2" style:family="paragraph" style:parent-style-name="Standard">
      <style:paragraph-properties fo:text-align="start" style:justify-single-word="false"/>
      <style:text-properties officeooo:rsid="0005af4a" officeooo:paragraph-rsid="0005af4a"/>
    </style:style>
    <style:style style:name="P3" style:family="paragraph" style:parent-style-name="Standard">
      <style:paragraph-properties fo:text-align="center" style:justify-single-word="false"/>
      <style:text-properties fo:font-size="40pt" officeooo:rsid="0005af4a" officeooo:paragraph-rsid="0005af4a" style:font-size-asian="40pt" style:font-size-complex="40pt"/>
    </style:style>
    <style:style style:name="P4" style:family="paragraph" style:parent-style-name="Standard">
      <style:paragraph-properties fo:text-align="center" style:justify-single-word="false"/>
      <style:text-properties fo:font-size="11pt" officeooo:rsid="0005af4a" officeooo:paragraph-rsid="0005af4a" style:font-size-asian="11pt" style:font-size-complex="11pt"/>
    </style:style>
    <style:style style:name="P5" style:family="paragraph" style:parent-style-name="Standard">
      <style:paragraph-properties fo:text-align="center" style:justify-single-word="false"/>
      <style:text-properties fo:font-size="22pt" officeooo:paragraph-rsid="0005af4a" style:font-size-asian="22pt" style:font-size-complex="22pt"/>
    </style:style>
    <style:style style:name="P6" style:family="paragraph" style:parent-style-name="Standard">
      <style:paragraph-properties fo:text-align="start" style:justify-single-word="false"/>
      <style:text-properties officeooo:rsid="000b9f84" officeooo:paragraph-rsid="000b9f84"/>
    </style:style>
    <style:style style:name="P7" style:family="paragraph" style:parent-style-name="Standard" style:list-style-name="L1">
      <style:paragraph-properties fo:text-align="justify" style:justify-single-word="false"/>
      <style:text-properties officeooo:rsid="000b9f84" officeooo:paragraph-rsid="000b9f84"/>
    </style:style>
    <style:style style:name="P8" style:family="paragraph" style:parent-style-name="Standard">
      <style:paragraph-properties fo:text-align="justify" style:justify-single-word="false"/>
      <style:text-properties officeooo:rsid="000b9f84" officeooo:paragraph-rsid="000b9f84"/>
    </style:style>
    <style:style style:name="P9" style:family="paragraph" style:parent-style-name="Standard">
      <style:paragraph-properties fo:text-align="justify" style:justify-single-word="false"/>
      <style:text-properties officeooo:rsid="000d1a9c" officeooo:paragraph-rsid="000d1a9c"/>
    </style:style>
    <style:style style:name="P10" style:family="paragraph" style:parent-style-name="Standard">
      <style:paragraph-properties fo:text-align="start" style:justify-single-word="false"/>
      <style:text-properties officeooo:rsid="000d2337" officeooo:paragraph-rsid="000d2337"/>
    </style:style>
    <style:style style:name="P11" style:family="paragraph" style:parent-style-name="Standard" style:list-style-name="L2">
      <style:paragraph-properties fo:text-align="start" style:justify-single-word="false"/>
      <style:text-properties officeooo:rsid="000d2337" officeooo:paragraph-rsid="000d2337"/>
    </style:style>
    <style:style style:name="P12" style:family="paragraph" style:parent-style-name="Standard">
      <style:paragraph-properties fo:text-align="start" style:justify-single-word="false"/>
      <style:text-properties officeooo:rsid="000d79e0" officeooo:paragraph-rsid="000d79e0"/>
    </style:style>
    <style:style style:name="P13" style:family="paragraph" style:parent-style-name="Standard">
      <style:paragraph-properties fo:text-align="start" style:justify-single-word="false"/>
      <style:text-properties officeooo:rsid="00107b12" officeooo:paragraph-rsid="00107b12"/>
    </style:style>
    <style:style style:name="P14" style:family="paragraph" style:parent-style-name="Standard" style:list-style-name="L4">
      <style:paragraph-properties fo:text-align="justify" style:justify-single-word="false"/>
      <style:text-properties officeooo:rsid="00107b12" officeooo:paragraph-rsid="00107b12"/>
    </style:style>
    <style:style style:name="P15" style:family="paragraph" style:parent-style-name="Standard">
      <style:paragraph-properties fo:text-align="justify" style:justify-single-word="false"/>
      <style:text-properties officeooo:rsid="00107b12" officeooo:paragraph-rsid="00107b12"/>
    </style:style>
    <style:style style:name="P16" style:family="paragraph" style:parent-style-name="Standard" style:list-style-name="L4">
      <style:paragraph-properties fo:text-align="justify" style:justify-single-word="false"/>
      <style:text-properties officeooo:rsid="0011fd45" officeooo:paragraph-rsid="0011fd45"/>
    </style:style>
    <style:style style:name="P17" style:family="paragraph" style:parent-style-name="Text_20_body">
      <style:paragraph-properties fo:text-align="start" style:justify-single-word="false"/>
      <style:text-properties style:font-name="Calibri"/>
    </style:style>
    <style:style style:name="P18" style:family="paragraph" style:parent-style-name="Text_20_body">
      <style:paragraph-properties fo:text-align="center" style:justify-single-word="false"/>
      <style:text-properties fo:font-weight="bold"/>
    </style:style>
    <style:style style:name="P19" style:family="paragraph" style:parent-style-name="Text_20_body">
      <style:paragraph-properties fo:text-align="center" style:justify-single-word="false"/>
      <style:text-properties fo:font-weight="bold" officeooo:rsid="0005af4a" officeooo:paragraph-rsid="0005af4a"/>
    </style:style>
    <style:style style:name="P20" style:family="paragraph" style:parent-style-name="Text_20_body">
      <style:paragraph-properties fo:text-align="center" style:justify-single-word="false"/>
      <style:text-properties fo:language="en" fo:country="US" fo:font-weight="bold"/>
    </style:style>
    <style:style style:name="P21" style:family="paragraph" style:parent-style-name="Text_20_body">
      <style:text-properties style:font-name="Times New Roman" fo:font-size="12pt" style:font-size-asian="12pt" style:font-size-complex="12pt"/>
    </style:style>
    <style:style style:name="P22" style:family="paragraph" style:parent-style-name="Text_20_body">
      <style:paragraph-properties fo:text-align="justify" style:justify-single-word="false"/>
      <style:text-properties style:font-name="Times New Roman" fo:font-size="12pt" style:font-size-asian="12pt" style:font-size-complex="12pt"/>
    </style:style>
    <style:style style:name="P23" style:family="paragraph" style:parent-style-name="Text_20_body">
      <style:paragraph-properties fo:text-align="justify" style:justify-single-word="false"/>
      <style:text-properties style:font-name="Times New Roman"/>
    </style:style>
    <style:style style:name="P24" style:family="paragraph" style:parent-style-name="Text_20_body">
      <style:paragraph-properties fo:text-align="justify" style:justify-single-word="false"/>
      <style:text-properties style:font-name="Times New Roman" officeooo:rsid="00296b10" officeooo:paragraph-rsid="00296b10"/>
    </style:style>
    <style:style style:name="P25" style:family="paragraph" style:parent-style-name="Text_20_body" style:list-style-name="L8">
      <style:text-properties style:text-underline-style="solid" style:text-underline-width="auto" style:text-underline-color="font-color"/>
    </style:style>
    <style:style style:name="P26" style:family="paragraph" style:parent-style-name="Text_20_body" style:list-style-name="L9">
      <style:text-properties style:text-underline-style="solid" style:text-underline-width="auto" style:text-underline-color="font-color"/>
    </style:style>
    <style:style style:name="P27" style:family="paragraph" style:parent-style-name="Text_20_body" style:list-style-name="L10">
      <style:text-properties style:text-underline-style="solid" style:text-underline-width="auto" style:text-underline-color="font-color"/>
    </style:style>
    <style:style style:name="P28" style:family="paragraph" style:parent-style-name="Text_20_body" style:list-style-name="L11">
      <style:text-properties style:text-underline-style="solid" style:text-underline-width="auto" style:text-underline-color="font-color"/>
    </style:style>
    <style:style style:name="P29" style:family="paragraph" style:parent-style-name="Text_20_body">
      <style:paragraph-properties fo:text-align="justify" style:justify-single-word="false"/>
    </style:style>
    <style:style style:name="P30" style:family="paragraph" style:parent-style-name="Text_20_body" style:list-style-name="L13">
      <style:paragraph-properties fo:text-align="justify" style:justify-single-word="false"/>
      <style:text-properties officeooo:paragraph-rsid="001dc45b"/>
    </style:style>
    <style:style style:name="P31" style:family="paragraph" style:parent-style-name="Text_20_body" style:list-style-name="L15">
      <style:paragraph-properties fo:text-align="justify" style:justify-single-word="false"/>
    </style:style>
    <style:style style:name="P32" style:family="paragraph" style:parent-style-name="Text_20_body" style:list-style-name="L6">
      <style:paragraph-properties fo:text-align="justify" style:justify-single-word="false"/>
    </style:style>
    <style:style style:name="P33" style:family="paragraph" style:parent-style-name="Text_20_body" style:list-style-name="L7">
      <style:paragraph-properties fo:text-align="justify" style:justify-single-word="false"/>
    </style:style>
    <style:style style:name="P34" style:family="paragraph" style:parent-style-name="Text_20_body" style:list-style-name="L5">
      <style:paragraph-properties fo:text-align="justify" style:justify-single-word="false"/>
    </style:style>
    <style:style style:name="P35" style:family="paragraph" style:parent-style-name="Text_20_body">
      <style:text-properties fo:font-size="12pt" fo:font-weight="normal" officeooo:rsid="0026d9b7" officeooo:paragraph-rsid="0026d9b7" style:font-size-asian="10.5pt" style:font-weight-asian="normal" style:font-size-complex="12pt" style:font-weight-complex="normal"/>
    </style:style>
    <style:style style:name="P36" style:family="paragraph" style:parent-style-name="Text_20_body" style:list-style-name="L13">
      <style:paragraph-properties fo:text-align="justify" style:justify-single-word="false"/>
      <style:text-properties officeooo:rsid="00218111" officeooo:paragraph-rsid="00218111"/>
    </style:style>
    <style:style style:name="P37" style:family="paragraph" style:parent-style-name="Text_20_body" style:list-style-name="L13">
      <style:paragraph-properties fo:text-align="justify" style:justify-single-word="false"/>
      <style:text-properties officeooo:rsid="002230ae" officeooo:paragraph-rsid="002230ae"/>
    </style:style>
    <style:style style:name="P38" style:family="paragraph" style:parent-style-name="Text_20_body" style:list-style-name="L7"/>
    <style:style style:name="P39" style:family="paragraph" style:parent-style-name="Text_20_body">
      <style:text-properties officeooo:rsid="00296b10" officeooo:paragraph-rsid="00296b10"/>
    </style:style>
    <style:style style:name="P40" style:family="paragraph" style:parent-style-name="Text_20_body">
      <style:paragraph-properties fo:margin-top="0cm" fo:margin-bottom="0.423cm" loext:contextual-spacing="false" style:line-height-at-least="0.661cm" fo:widows="1" fo:padding="0cm" fo:border="none"/>
      <style:text-properties fo:font-size="12pt" officeooo:rsid="0015f87c" style:font-size-asian="12pt" style:font-size-complex="12pt"/>
    </style:style>
    <style:style style:name="P41" style:family="paragraph" style:parent-style-name="Text_20_body">
      <style:paragraph-properties fo:margin-top="0cm" fo:margin-bottom="0.423cm" loext:contextual-spacing="false" style:line-height-at-least="0.661cm" fo:widows="1" fo:padding="0cm" fo:border="none"/>
      <style:text-properties fo:font-size="12pt" officeooo:rsid="00239b35" officeooo:paragraph-rsid="00239b35" style:font-size-asian="12pt" style:font-size-complex="12pt"/>
    </style:style>
    <style:style style:name="P42" style:family="paragraph" style:parent-style-name="Text_20_body" style:list-style-name="L15">
      <style:paragraph-properties fo:margin-top="0cm" fo:margin-bottom="0.423cm" loext:contextual-spacing="false" style:line-height-at-least="0.661cm" fo:text-align="justify" style:justify-single-word="false" fo:widows="1" fo:padding="0cm" fo:border="none"/>
      <style:text-properties fo:font-size="12pt" officeooo:rsid="00239b35" officeooo:paragraph-rsid="00239b35" style:font-size-asian="12pt" style:font-size-complex="12pt"/>
    </style:style>
    <style:style style:name="P43" style:family="paragraph" style:parent-style-name="Text_20_body">
      <style:paragraph-properties fo:margin-top="0cm" fo:margin-bottom="0.423cm" loext:contextual-spacing="false" style:line-height-at-least="0.661cm" fo:text-align="justify" style:justify-single-word="false" fo:widows="1" fo:padding="0cm" fo:border="none"/>
      <style:text-properties fo:font-size="12pt" officeooo:rsid="00239b35" officeooo:paragraph-rsid="00239b35" style:font-size-asian="12pt" style:font-size-complex="12pt"/>
    </style:style>
    <style:style style:name="P44" style:family="paragraph" style:parent-style-name="Text_20_body" style:list-style-name="L15">
      <style:paragraph-properties fo:margin-top="0cm" fo:margin-bottom="0.423cm" loext:contextual-spacing="false" style:line-height-at-least="0.661cm" fo:text-align="justify" style:justify-single-word="false" fo:widows="1" fo:padding="0cm" fo:border="none"/>
      <style:text-properties fo:font-size="12pt" style:text-underline-style="solid" style:text-underline-width="auto" style:text-underline-color="font-color" officeooo:rsid="00239b35" officeooo:paragraph-rsid="00239b35" style:font-size-asian="12pt" style:font-size-complex="12pt"/>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Heading_20_3">
      <style:text-properties fo:font-size="12pt" style:font-size-asian="12pt" style:font-size-complex="12pt"/>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Preformatted_20_Text" style:list-style-name="L3">
      <style:paragraph-properties fo:text-align="start" style:justify-single-word="false"/>
      <style:text-properties officeooo:rsid="000ee518" officeooo:paragraph-rsid="000ee518"/>
    </style:style>
    <style:style style:name="P50" style:family="paragraph" style:parent-style-name="Preformatted_20_Text">
      <style:paragraph-properties fo:text-align="start" style:justify-single-word="false"/>
      <style:text-properties officeooo:rsid="000ee518" officeooo:paragraph-rsid="000ee518"/>
    </style:style>
    <style:style style:name="P51" style:family="paragraph" style:parent-style-name="Preformatted_20_Text">
      <style:paragraph-properties fo:text-align="start" style:justify-single-word="false"/>
      <style:text-properties officeooo:paragraph-rsid="001bae4a"/>
    </style:style>
    <style:style style:name="P52" style:family="paragraph" style:parent-style-name="Preformatted_20_Text">
      <style:paragraph-properties fo:text-align="start" style:justify-single-word="false"/>
      <style:text-properties officeooo:rsid="0013d42d" officeooo:paragraph-rsid="0013d42d"/>
    </style:style>
    <style:style style:name="P53" style:family="paragraph" style:parent-style-name="Preformatted_20_Text">
      <style:paragraph-properties fo:text-align="start" style:justify-single-word="false"/>
      <style:text-properties officeooo:rsid="001838a7" officeooo:paragraph-rsid="001838a7"/>
    </style:style>
    <style:style style:name="P54" style:family="paragraph" style:parent-style-name="Preformatted_20_Text" style:list-style-name="L3">
      <style:paragraph-properties fo:text-align="start" style:justify-single-word="false"/>
      <style:text-properties fo:font-size="12pt" officeooo:rsid="000ee518" officeooo:paragraph-rsid="000ee518" style:font-size-asian="12pt" style:font-size-complex="12pt"/>
    </style:style>
    <style:style style:name="P55" style:family="paragraph" style:parent-style-name="Preformatted_20_Text">
      <style:paragraph-properties fo:text-align="start" style:justify-single-word="false"/>
      <style:text-properties fo:font-size="12pt" officeooo:rsid="000ee518" officeooo:paragraph-rsid="000ee518" style:font-size-asian="12pt" style:font-size-complex="12pt"/>
    </style:style>
    <style:style style:name="P56" style:family="paragraph" style:parent-style-name="Preformatted_20_Text">
      <style:paragraph-properties fo:text-align="start" style:justify-single-word="false"/>
      <style:text-properties fo:font-size="12pt" officeooo:rsid="0015f87c" officeooo:paragraph-rsid="001dc45b" style:font-size-asian="12pt" style:font-size-complex="12pt"/>
    </style:style>
    <style:style style:name="P57" style:family="paragraph" style:parent-style-name="Preformatted_20_Text">
      <style:paragraph-properties fo:text-align="start" style:justify-single-word="false"/>
      <style:text-properties fo:font-size="12pt" officeooo:rsid="0013d42d" officeooo:paragraph-rsid="0013d42d" style:font-size-asian="12pt" style:font-size-complex="12pt"/>
    </style:style>
    <style:style style:name="P58" style:family="paragraph" style:parent-style-name="Footer">
      <style:paragraph-properties fo:text-align="center" style:justify-single-word="false"/>
    </style:style>
    <style:style style:name="T1" style:family="text">
      <style:text-properties fo:language="en" fo:country="US"/>
    </style:style>
    <style:style style:name="T2" style:family="text">
      <style:text-properties fo:language="en" fo:country="US" officeooo:rsid="0003d5d4"/>
    </style:style>
    <style:style style:name="T3" style:family="text">
      <style:text-properties officeooo:rsid="0003d5d4"/>
    </style:style>
    <style:style style:name="T4" style:family="text">
      <style:text-properties style:font-name="Times New Roman"/>
    </style:style>
    <style:style style:name="T5" style:family="text">
      <style:text-properties style:font-name="Times New Roman" officeooo:rsid="0005af4a"/>
    </style:style>
    <style:style style:name="T6" style:family="text">
      <style:text-properties style:font-name="Times New Roman" officeooo:rsid="000b9f84"/>
    </style:style>
    <style:style style:name="T7" style:family="text">
      <style:text-properties style:font-name="Times New Roman" officeooo:rsid="0013d42d"/>
    </style:style>
    <style:style style:name="T8" style:family="text">
      <style:text-properties style:font-name="Times New Roman" officeooo:rsid="001604f5"/>
    </style:style>
    <style:style style:name="T9" style:family="text">
      <style:text-properties style:font-name="Times New Roman" fo:font-weight="bold" style:font-weight-asian="bold" style:font-weight-complex="bold"/>
    </style:style>
    <style:style style:name="T10" style:family="text">
      <style:text-properties style:font-name="Times New Roman" officeooo:rsid="001838a7"/>
    </style:style>
    <style:style style:name="T11" style:family="text">
      <style:text-properties style:font-name="Times New Roman" officeooo:rsid="0019752a"/>
    </style:style>
    <style:style style:name="T12" style:family="text">
      <style:text-properties style:font-name="Times New Roman" officeooo:rsid="0017efef"/>
    </style:style>
    <style:style style:name="T13" style:family="text">
      <style:text-properties style:font-name="Times New Roman" fo:font-size="14pt" fo:font-weight="bold" style:font-size-asian="14pt" style:font-weight-asian="bold" style:font-size-complex="14pt" style:font-weight-complex="bold"/>
    </style:style>
    <style:style style:name="T14" style:family="text">
      <style:text-properties style:font-name="Times New Roman" officeooo:rsid="001be3c6"/>
    </style:style>
    <style:style style:name="T15" style:family="text">
      <style:text-properties style:font-name="Times New Roman" fo:font-size="12pt" style:font-size-asian="12pt" style:font-size-complex="12pt"/>
    </style:style>
    <style:style style:name="T16" style:family="text">
      <style:text-properties style:font-name="Times New Roman" fo:font-size="12pt" officeooo:rsid="001dc45b" style:font-size-asian="12pt" style:font-size-complex="12pt"/>
    </style:style>
    <style:style style:name="T17" style:family="text">
      <style:text-properties style:font-name="Times New Roman" officeooo:rsid="00237690"/>
    </style:style>
    <style:style style:name="T18" style:family="text">
      <style:text-properties style:font-name="Times New Roman" officeooo:rsid="002b739e"/>
    </style:style>
    <style:style style:name="T19" style:family="text">
      <style:text-properties style:font-name="Times New Roman" fo:font-size="16.1000003814697pt" fo:font-weight="bold" style:font-size-asian="14.0500001907349pt" style:font-weight-asian="bold" style:font-size-complex="16.1000003814697pt" style:font-weight-complex="bold"/>
    </style:style>
    <style:style style:name="T20" style:family="text">
      <style:text-properties fo:font-variant="normal" fo:text-transform="none" fo:color="#333333" style:font-name="Times New Roman" fo:font-size="12pt" fo:letter-spacing="normal" fo:font-style="normal" fo:font-weight="normal" fo:background-color="transparent" loext:char-shading-value="0" style:font-size-asian="12pt" style:font-size-complex="12pt" fo:padding="0cm" fo:border="none"/>
    </style:style>
    <style:style style:name="T21" style:family="text">
      <style:text-properties fo:font-variant="normal" fo:text-transform="none" fo:color="#333333" style:font-name="Times New Roman" fo:font-size="12pt" fo:letter-spacing="normal" fo:font-style="normal" fo:font-weight="normal" style:font-size-asian="12pt" style:font-size-complex="12pt"/>
    </style:style>
    <style:style style:name="T22" style:family="text">
      <style:text-properties fo:font-variant="normal" fo:text-transform="none" fo:color="#333333" style:font-name="Times New Roman" fo:font-size="12pt" fo:letter-spacing="normal" fo:font-style="normal" fo:font-weight="normal" officeooo:rsid="0015f87c" style:font-size-asian="12pt" style:font-size-complex="12pt"/>
    </style:style>
    <style:style style:name="T23" style:family="text">
      <style:text-properties fo:font-variant="normal" fo:text-transform="none" fo:color="#333333" style:font-name="Times New Roman" fo:font-size="12pt" fo:letter-spacing="normal" fo:font-style="normal" style:text-underline-style="none" fo:font-weight="normal" style:font-size-asian="12pt" style:font-style-asian="normal" style:font-size-complex="12pt" style:font-style-complex="normal"/>
    </style:style>
    <style:style style:name="T24" style:family="text">
      <style:text-properties fo:font-variant="normal" fo:text-transform="none" fo:color="#333333" fo:font-size="12pt" fo:letter-spacing="normal" fo:font-style="normal"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3 STRI</text:p>
      <text:p text:style-name="P3"/>
      <text:p text:style-name="P3"/>
      <text:p text:style-name="P3"/>
      <text:p text:style-name="P3"/>
      <text:p text:style-name="P3">Cahier des charges</text:p>
      <text:p text:style-name="Standard"/>
      <text:p text:style-name="P5"><text:span text:style-name="T5">StriDeal</text:span></text:p>
      <text:p text:style-name="P1"><text:span text:style-name="T4"/></text:p>
      <text:p text:style-name="P19"><text:span text:style-name="T4">Rémi Barbaste</text:span></text:p>
      <text:p text:style-name="P18">Guillaume Boulic</text:p>
      <text:p text:style-name="P18">Robin Degironde</text:p>
      <text:p text:style-name="P20">Thomas Maury</text:p>
      <text:p text:style-name="P20">Emeric Tosi</text:p>
      <text:p text:style-name="P1"><text:span text:style-name="T5"/></text:p>
      <text:p text:style-name="P1"><text:span text:style-name="T4">29/05/2015</text:span></text:p>
      <text:p text:style-name="P1"><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oft-page-break/><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oft-page-break/><text:span text:style-name="T4"/></text:p>
      <text:p text:style-name="P2"><text:span text:style-name="T4"/></text:p>
      <text:p text:style-name="P2"><text:span text:style-name="T4"/></text:p>
      <text:p text:style-name="P2"><text:span text:style-name="T4"/></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5"><text:a xlink:type="simple" xlink:href="#__RefHeading___Toc159_1440296252" text:style-name="Index_20_Link" text:visited-style-name="Index_20_Link">Membres du groupe :<text:tab/></text:a><text:a xlink:type="simple" xlink:href="#__RefHeading___Toc159_1440296252" text:style-name="Index_20_Link" text:visited-style-name="Index_20_Link"><text:span text:style-name="Index_20_Link">4</text:span></text:a></text:p>
          <text:p text:style-name="P45"><text:a xlink:type="simple" xlink:href="#__RefHeading___Toc166_1440296252" text:style-name="Index_20_Link" text:visited-style-name="Index_20_Link">Présentation du projet :<text:tab/></text:a><text:a xlink:type="simple" xlink:href="#__RefHeading___Toc166_1440296252" text:style-name="Index_20_Link" text:visited-style-name="Index_20_Link"><text:span text:style-name="Index_20_Link">4</text:span></text:a></text:p>
          <text:p text:style-name="P48"><text:a xlink:type="simple" xlink:href="#__RefHeading___Toc168_1440296252" text:style-name="Index_20_Link" text:visited-style-name="Index_20_Link">Rôles :<text:tab/>4</text:a></text:p>
          <text:p text:style-name="P45"><text:a xlink:type="simple" xlink:href="#__RefHeading___Toc170_1440296252" text:style-name="Index_20_Link" text:visited-style-name="Index_20_Link">Exemples de systèmes comparables :<text:tab/></text:a><text:a xlink:type="simple" xlink:href="#__RefHeading___Toc170_1440296252" text:style-name="Index_20_Link" text:visited-style-name="Index_20_Link"><text:span text:style-name="Index_20_Link">5</text:span></text:a></text:p>
          <text:p text:style-name="P48"><text:a xlink:type="simple" xlink:href="#__RefHeading___Toc172_1440296252" text:style-name="Index_20_Link" text:visited-style-name="Index_20_Link">Sites existants :<text:tab/>5</text:a></text:p>
          <text:p text:style-name="P48"><text:a xlink:type="simple" xlink:href="#__RefHeading___Toc174_1440296252" text:style-name="Index_20_Link" text:visited-style-name="Index_20_Link">CMS E-commerce :<text:tab/>5</text:a></text:p>
          <text:p text:style-name="P45"><text:a xlink:type="simple" xlink:href="#__RefHeading___Toc176_1440296252" text:style-name="Index_20_Link" text:visited-style-name="Index_20_Link">Description fonctionnelle et technique :<text:tab/></text:a><text:a xlink:type="simple" xlink:href="#__RefHeading___Toc176_1440296252" text:style-name="Index_20_Link" text:visited-style-name="Index_20_Link"><text:span text:style-name="Index_20_Link">6</text:span></text:a></text:p>
          <text:p text:style-name="P48"><text:a xlink:type="simple" xlink:href="#__RefHeading___Toc178_1440296252" text:style-name="Index_20_Link" text:visited-style-name="Index_20_Link">Description fonctionnelle :<text:tab/>6</text:a></text:p>
          <text:p text:style-name="P47"><text:a xlink:type="simple" xlink:href="#__RefHeading___Toc180_1440296252" text:style-name="Index_20_Link" text:visited-style-name="Index_20_Link"><text:s/>Profils et rôles d'utilisateurs :<text:tab/>6</text:a></text:p>
          <text:p text:style-name="P47"><text:a xlink:type="simple" xlink:href="#__RefHeading___Toc190_1440296252" text:style-name="Index_20_Link" text:visited-style-name="Index_20_Link">Fonctionnalités :<text:tab/>6</text:a></text:p>
          <text:p text:style-name="P47"><text:a xlink:type="simple" xlink:href="#__RefHeading___Toc192_1440296252" text:style-name="Index_20_Link" text:visited-style-name="Index_20_Link">Droits relatifs à ces fonctionnalités :<text:tab/>7</text:a></text:p>
          <text:p text:style-name="P48"><text:a xlink:type="simple" xlink:href="#__RefHeading___Toc182_1440296252" text:style-name="Index_20_Link" text:visited-style-name="Index_20_Link">Contraintes :<text:tab/>9</text:a></text:p>
          <text:p text:style-name="P47"><text:a xlink:type="simple" xlink:href="#__RefHeading___Toc184_1440296252" text:style-name="Index_20_Link" text:visited-style-name="Index_20_Link">Techniques :<text:tab/>9</text:a></text:p>
          <text:p text:style-name="P47"><text:a xlink:type="simple" xlink:href="#__RefHeading___Toc186_1440296252" text:style-name="Index_20_Link" text:visited-style-name="Index_20_Link">Échéancier :<text:tab/>9</text:a></text:p>
          <text:p text:style-name="P45"><text:a xlink:type="simple" xlink:href="#__RefHeading___Toc194_1440296252" text:style-name="Index_20_Link" text:visited-style-name="Index_20_Link">Scénario d'utilisation :<text:tab/></text:a><text:a xlink:type="simple" xlink:href="#__RefHeading___Toc194_1440296252" text:style-name="Index_20_Link" text:visited-style-name="Index_20_Link"><text:span text:style-name="Index_20_Link">9</text:span></text:a></text:p>
          <text:p text:style-name="P48"><text:a xlink:type="simple" xlink:href="#__RefHeading___Toc196_1440296252" text:style-name="Index_20_Link" text:visited-style-name="Index_20_Link">Création d'un nouveau compte :<text:tab/>9</text:a></text:p>
          <text:p text:style-name="P48"><text:a xlink:type="simple" xlink:href="#__RefHeading___Toc198_1440296252" text:style-name="Index_20_Link" text:visited-style-name="Index_20_Link">Mise en vente d'un objet :<text:tab/>10</text:a></text:p>
          <text:p text:style-name="P48"><text:a xlink:type="simple" xlink:href="#__RefHeading___Toc200_1440296252" text:style-name="Index_20_Link" text:visited-style-name="Index_20_Link">Enchérir sur un objet :<text:tab/>10</text:a></text:p>
          <text:p text:style-name="P45"><text:a xlink:type="simple" xlink:href="#__RefHeading___Toc188_1440296252" text:style-name="Index_20_Link" text:visited-style-name="Index_20_Link">Livrables attendus :<text:tab/></text:a><text:a xlink:type="simple" xlink:href="#__RefHeading___Toc188_1440296252" text:style-name="Index_20_Link" text:visited-style-name="Index_20_Link"><text:span text:style-name="Index_20_Link">10</text:span></text:a></text:p>
        </text:index-body>
      </text:table-of-content>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oft-page-break/><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h text:style-name="Heading_20_1" text:outline-level="1"><text:bookmark-start text:name="__RefHeading___Toc159_1440296252"/><text:span text:style-name="T4">Membres du groupe :</text:span><text:bookmark-end text:name="__RefHeading___Toc159_1440296252"/></text:h>
      <text:p text:style-name="P6"><text:span text:style-name="T4"/></text:p>
      <text:list xml:id="list4023034928750278649" text:style-name="L1">
        <text:list-item>
          <text:p text:style-name="P7"><text:span text:style-name="T4">Rémi Barbaste</text:span></text:p>
        </text:list-item>
        <text:list-item>
          <text:p text:style-name="P7"><text:span text:style-name="T4">Guillaume Boulic</text:span></text:p>
        </text:list-item>
        <text:list-item>
          <text:p text:style-name="P7"><text:span text:style-name="T4">Robin Degironde</text:span></text:p>
        </text:list-item>
        <text:list-item>
          <text:p text:style-name="P7"><text:span text:style-name="T4">Thomas Maury</text:span></text:p>
        </text:list-item>
        <text:list-item>
          <text:p text:style-name="P7"><text:span text:style-name="T4">Emeric Tosi</text:span></text:p>
        </text:list-item>
      </text:list>
      <text:p text:style-name="P8"><text:span text:style-name="T4"/></text:p>
      <text:p text:style-name="P6"><text:span text:style-name="T4"/></text:p>
      <text:p text:style-name="P6"><text:span text:style-name="T4"/></text:p>
      <text:h text:style-name="Heading_20_1" text:outline-level="1"><text:bookmark-start text:name="__RefHeading___Toc166_1440296252"/><text:span text:style-name="T4">Présentation du projet :</text:span><text:bookmark-end text:name="__RefHeading___Toc166_1440296252"/></text:h>
      <text:p text:style-name="P6"><text:span text:style-name="T4"/></text:p>
      <text:p text:style-name="P9"><text:span text:style-name="T4">Ce projet est réalisé pour les module</text:span><text:span text:style-name="T7">s</text:span><text:span text:style-name="T4"> de web, base de données et PHP du second semestre de L3 STRI</text:span><text:span text:style-name="T6"> . Le but de ce projet </text:span><text:span text:style-name="T4">effectué </text:span><text:span text:style-name="T6">est de réaliser une plate-forme d'enchères dans laquelle il sera possible à des particuliers de mettre en vente des produits aux enchères. </text:span><text:span text:style-name="T4">Ce document est réalisé afin de renseigner l'ensemble des fonctionnalités et contraintes qui devront être prises en compte lors de la réalisation de ce projet.</text:span></text:p>
      <text:p text:style-name="P6"><text:span text:style-name="T4"/></text:p>
      <text:p text:style-name="P6"><text:span text:style-name="T4"/></text:p>
      <text:h text:style-name="Heading_20_2" text:outline-level="2"><text:bookmark-start text:name="__RefHeading___Toc168_1440296252"/><text:span text:style-name="T4">Rôles :</text:span><text:bookmark-end text:name="__RefHeading___Toc168_1440296252"/></text:h>
      <text:list xml:id="list567975070672437290" text:style-name="L4">
        <text:list-item>
          <text:p text:style-name="P14"><text:span text:style-name="T4">Professeurs : </text:span></text:p>
          <text:list>
            <text:list-item>
              <text:p text:style-name="P14"><text:span text:style-name="T4">Valider le respect du cahier des charges.</text:span></text:p>
            </text:list-item>
            <text:list-item>
              <text:p text:style-name="P14"><text:span text:style-name="T4">Valider la mise à jour du planning.</text:span></text:p>
            </text:list-item>
            <text:list-item>
              <text:p text:style-name="P14"><text:span text:style-name="T4">Valider le dossier de conception.</text:span></text:p>
            </text:list-item>
            <text:list-item>
              <text:p text:style-name="P14"><text:span text:style-name="T4">Veiller au respect des délais.</text:span></text:p>
            </text:list-item>
          </text:list>
        </text:list-item>
      </text:list>
      <text:p text:style-name="P15"><text:span text:style-name="T4"/></text:p>
      <text:list xml:id="list195043316793959" text:continue-numbering="true" text:style-name="L4">
        <text:list-item>
          <text:p text:style-name="P14"><text:span text:style-name="T4">Étudiants :</text:span></text:p>
          <text:list>
            <text:list-item>
              <text:p text:style-name="P16"><text:span text:style-name="T4">Concevoir et réaliser le site internet.</text:span></text:p>
            </text:list-item>
            <text:list-item>
              <text:p text:style-name="P16"><text:span text:style-name="T4">Respecter les délais</text:span></text:p>
            </text:list-item>
          </text:list>
        </text:list-item>
      </text:list>
      <text:p text:style-name="P15"><text:span text:style-name="T4"/></text:p>
      <text:p text:style-name="P13"><text:span text:style-name="T4"/></text:p>
      <text:p text:style-name="P13"><text:span text:style-name="T4"/></text:p>
      <text:p text:style-name="P13"><text:span text:style-name="T4"/></text:p>
      <text:p text:style-name="P13"><text:span text:style-name="T4"/></text:p>
      <text:p text:style-name="P13"><text:soft-page-break/><text:span text:style-name="T4"/></text:p>
      <text:p text:style-name="P13"><text:span text:style-name="T4"/></text:p>
      <text:p text:style-name="P13"><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h text:style-name="Heading_20_1" text:outline-level="1"><text:bookmark-start text:name="__RefHeading___Toc170_1440296252"/><text:span text:style-name="T4">Exemples de systèmes comparables :</text:span><text:bookmark-end text:name="__RefHeading___Toc170_1440296252"/></text:h>
      <text:p text:style-name="P10"><text:span text:style-name="T4"/></text:p>
      <text:h text:style-name="Heading_20_2" text:outline-level="2"><text:bookmark-start text:name="__RefHeading___Toc172_1440296252"/><text:span text:style-name="T4">Sites existants :</text:span><text:bookmark-end text:name="__RefHeading___Toc172_1440296252"/></text:h>
      <text:list xml:id="list7682846958042622771" text:style-name="L2">
        <text:list-item>
          <text:p text:style-name="P11"><text:span text:style-name="T4">Ebay</text:span></text:p>
        </text:list-item>
        <text:list-item>
          <text:p text:style-name="P11"><text:span text:style-name="T4">Amazon Marketplaces</text:span></text:p>
        </text:list-item>
        <text:list-item>
          <text:p text:style-name="P11"><text:span text:style-name="T4">Mabid</text:span></text:p>
        </text:list-item>
        <text:list-item>
          <text:p text:style-name="P11"><text:span text:style-name="T4">...</text:span></text:p>
        </text:list-item>
      </text:list>
      <text:p text:style-name="P10"><text:span text:style-name="T4"/></text:p>
      <text:p text:style-name="P10"><text:span text:style-name="T4"/></text:p>
      <text:h text:style-name="Heading_20_2" text:outline-level="2"><text:bookmark-start text:name="__RefHeading___Toc174_1440296252"/><text:span text:style-name="T4">CMS E-commerce :</text:span><text:bookmark-end text:name="__RefHeading___Toc174_1440296252"/></text:h>
      <text:p text:style-name="P12"><text:span text:style-name="T4"/></text:p>
      <text:list xml:id="list7206324378182732491" text:style-name="L3">
        <text:list-item>
          <text:p text:style-name="P49"><text:a xlink:type="simple" xlink:href="https://www.phpprobid.com/" text:style-name="Internet_20_link" text:visited-style-name="Visited_20_Internet_20_Link"><text:span text:style-name="Source_20_Text"><text:span text:style-name="T20">https://www.phpprobid.com/</text:span></text:span></text:a></text:p>
        </text:list-item>
        <text:list-item>
          <text:p text:style-name="P49"><text:a xlink:type="simple" xlink:href="https://www.prestashop.com/fr/" text:style-name="Internet_20_link" text:visited-style-name="Visited_20_Internet_20_Link"><text:span text:style-name="T15">https://www.prestashop.com/</text:span></text:a></text:p>
        </text:list-item>
        <text:list-item>
          <text:p text:style-name="P49"><text:a xlink:type="simple" xlink:href="http://www.seotoaster.com/" text:style-name="Internet_20_link" text:visited-style-name="Visited_20_Internet_20_Link"><text:span text:style-name="T15">http://www.seotoaster.com/</text:span></text:a></text:p>
        </text:list-item>
        <text:list-item>
          <text:p text:style-name="P54"><text:span text:style-name="T4">…</text:span></text:p>
        </text:list-item>
      </text:list>
      <text:p text:style-name="P55"><text:span text:style-name="T4"/></text:p>
      <text:p text:style-name="P50"><text:span text:style-name="T4"/></text:p>
      <text:p text:style-name="P50"><text:span text:style-name="T4"/></text:p>
      <text:p text:style-name="P50"><text:span text:style-name="T4"/></text:p>
      <text:p text:style-name="P50"><text:span text:style-name="T4"/></text:p>
      <text:p text:style-name="P50"><text:span text:style-name="T4"/></text:p>
      <text:h text:style-name="Heading_20_2" text:outline-level="2"><text:span text:style-name="T4">Graphique :</text:span></text:h>
      <text:p text:style-name="P57"><text:span text:style-name="T4">Contenus </text:span><text:span text:style-name="T17">du site</text:span><text:span text:style-name="T4"> </text:span><text:span text:style-name="T8">(images, texte)</text:span></text:p>
      <text:p text:style-name="P57"><text:span text:style-name="T4"/></text:p>
      <text:p text:style-name="P57"><text:span text:style-name="T4"/></text:p>
      <text:p text:style-name="P57"><text:span text:style-name="T4"/></text:p>
      <text:p text:style-name="P57"><text:span text:style-name="T4"/></text:p>
      <text:p text:style-name="P57"><text:span text:style-name="T4"/></text:p>
      <text:p text:style-name="P57"><text:span text:style-name="T4"/></text:p>
      <text:p text:style-name="P57"><text:span text:style-name="T4"/></text:p>
      <text:p text:style-name="P57"><text:span text:style-name="T4"/></text:p>
      <text:p text:style-name="P57"><text:span text:style-name="T4"/></text:p>
      <text:p text:style-name="P57"><text:span text:style-name="T4"/></text:p>
      <text:p text:style-name="P57"><text:soft-page-break/><text:span text:style-name="T4"/></text:p>
      <text:p text:style-name="P57"><text:span text:style-name="T4"/></text:p>
      <text:p text:style-name="P57"><text:span text:style-name="T4"/></text:p>
      <text:p text:style-name="P57"><text:span text:style-name="T4"/></text:p>
      <text:p text:style-name="P57"><text:span text:style-name="T4"/></text:p>
      <text:p text:style-name="P57"><text:span text:style-name="T4"/></text:p>
      <text:p text:style-name="P57"><text:span text:style-name="T4"/></text:p>
      <text:p text:style-name="P57"><text:span text:style-name="T4"/></text:p>
      <text:p text:style-name="P57"><text:span text:style-name="T4"/></text:p>
      <text:p text:style-name="P57"><text:span text:style-name="T4"/></text:p>
      <text:p text:style-name="P57"><text:span text:style-name="T4"/></text:p>
      <text:h text:style-name="Heading_20_1" text:outline-level="1"><text:bookmark-start text:name="__RefHeading___Toc176_1440296252"/><text:span text:style-name="T4">Description fonctionnelle et technique :</text:span><text:bookmark-end text:name="__RefHeading___Toc176_1440296252"/></text:h>
      <text:p text:style-name="P53"><text:span text:style-name="T4">Maquette du site/ Arborescence</text:span></text:p>
      <text:p text:style-name="P52"><text:span text:style-name="T4"/></text:p>
      <text:h text:style-name="Heading_20_2" text:outline-level="2"><text:bookmark-start text:name="__RefHeading___Toc178_1440296252"/><text:span text:style-name="T9">Description fonctionnelle :</text:span><text:bookmark-end text:name="__RefHeading___Toc178_1440296252"/></text:h>
      <text:p text:style-name="P35"><text:span text:style-name="T4">Les différents utilisateurs ainsi que leur fonctionnalités sont décrites.</text:span></text:p>
      <text:p text:style-name="P35"><text:span text:style-name="T4"/></text:p>
      <text:h text:style-name="Heading_20_3" text:outline-level="3"><text:bookmark-start text:name="__RefHeading___Toc180_1440296252"/><text:span text:style-name="T15"><text:s/></text:span><text:span text:style-name="T16">Profils et rôles d'utilisateurs :</text:span><text:bookmark-end text:name="__RefHeading___Toc180_1440296252"/></text:h>
      <text:list xml:id="list8083028381917672320" text:style-name="L8">
        <text:list-item>
          <text:p text:style-name="P25"><text:span text:style-name="T16">Inconnu :</text:span></text:p>
        </text:list-item>
      </text:list>
      <text:p text:style-name="P29"><text:span text:style-name="T21">C'est un visiteur non authentifié sur le site, il peut s'inscrire, et/ou s'il a un compte, se connecter pour devenir un </text:span><text:span text:style-name="Emphasis"><text:span text:style-name="T21">utilisateur</text:span></text:span><text:span text:style-name="T21">. Il a également la possibilité de consulter et rechercher le profil d'un utilisateur ou une vente.</text:span></text:p>
      <text:list xml:id="list2642577115851360217" text:style-name="L9">
        <text:list-item>
          <text:p text:style-name="P26"><text:bookmark text:name="user-content-utilisateur"/><text:span text:style-name="T15">Utilisateur :</text:span></text:p>
        </text:list-item>
      </text:list>
      <text:p text:style-name="P22">C'est un utilisateur lambda, connecté et donc authentifié grâce à un compte valide.</text:p>
      <text:p text:style-name="P22"/>
      <text:list xml:id="list1270197144074510034" text:style-name="L10">
        <text:list-item>
          <text:p text:style-name="P27"><text:bookmark text:name="user-content-vendeur"/><text:span text:style-name="T15">Vendeur :</text:span></text:p>
        </text:list-item>
      </text:list>
      <text:p text:style-name="P29"><text:span text:style-name="T21">C'est un </text:span><text:span text:style-name="Emphasis"><text:span text:style-name="T21">utili</text:span></text:span><text:span text:style-name="Emphasis"><text:span text:style-name="T23">sateur </text:span></text:span><text:span text:style-name="T23">qui p</text:span><text:span text:style-name="T21">eut vendre. Il gagne ce droit après validation de son compte par un </text:span><text:span text:style-name="Emphasis"><text:span text:style-name="T21">administrateur</text:span></text:span><text:span text:style-name="T21">.</text:span></text:p>
      <text:list xml:id="list2900344332483599812" text:style-name="L11">
        <text:list-item>
          <text:p text:style-name="P28"><text:bookmark text:name="user-content-administrateur"/><text:span text:style-name="T15">Administrateur :</text:span></text:p>
        </text:list-item>
      </text:list>
      <text:p text:style-name="P29"><text:span text:style-name="T21">C'est un </text:span><text:span text:style-name="Emphasis"><text:span text:style-name="T21">utilisateur </text:span></text:span><text:span text:style-name="T21">qui, en plus de tous les droits de </text:span><text:span text:style-name="Emphasis"><text:span text:style-name="T21">vendeur</text:span></text:span><text:span text:style-name="T21">, a tous les pouvoirs sur le site. Il peut par exemple supprimer un compte utilisateur ou supprimer une enchère.</text:span></text:p>
      <text:p text:style-name="P21"/>
      <text:h text:style-name="P46" text:outline-level="3"><text:bookmark-start text:name="__RefHeading___Toc190_1440296252"/><text:soft-page-break/><text:span text:style-name="T4">Fonctionnalités :</text:span><text:bookmark-end text:name="__RefHeading___Toc190_1440296252"/></text:h>
      <text:p text:style-name="P56"><text:span text:style-name="T4"/></text:p>
      <text:list xml:id="list4499168791721004431" text:style-name="L13">
        <text:list-item>
          <text:p text:style-name="P30"><text:span text:style-name="T22">Accueil avec affichage des nouveautés.</text:span></text:p>
        </text:list-item>
        <text:list-item>
          <text:p text:style-name="P36"><text:span text:style-name="T22">I</text:span><text:span text:style-name="T21">nscription.</text:span></text:p>
        </text:list-item>
        <text:list-item>
          <text:p text:style-name="P36"><text:span text:style-name="T21">Connexion.</text:span></text:p>
        </text:list-item>
        <text:list-item>
          <text:p text:style-name="P36"><text:span text:style-name="T21">Recherche par nom, vendeur, type…</text:span></text:p>
        </text:list-item>
        <text:list-item>
          <text:p text:style-name="P36"><text:span text:style-name="T21">Affichage des enchères en liste et/ou vignettes au choix.</text:span></text:p>
        </text:list-item>
        <text:list-item>
          <text:p text:style-name="P36"><text:span text:style-name="T21">Affichage des enchères avec description, prix et vendeur.</text:span></text:p>
        </text:list-item>
        <text:list-item>
          <text:p text:style-name="P37"><text:span text:style-name="T21">Historique des actions sur une enchère.</text:span></text:p>
        </text:list-item>
        <text:list-item>
          <text:p text:style-name="P37"><text:span text:style-name="T21">Historique des ventes.</text:span></text:p>
        </text:list-item>
        <text:list-item>
          <text:p text:style-name="P37"><text:span text:style-name="T21">Systèmes de commentaires.</text:span></text:p>
        </text:list-item>
        <text:list-item>
          <text:p text:style-name="P37"><text:span text:style-name="T21">Suivre un vendeur.</text:span></text:p>
        </text:list-item>
        <text:list-item>
          <text:p text:style-name="P37"><text:span text:style-name="T21">Note associée au profil utilisateur.</text:span></text:p>
        </text:list-item>
        <text:list-item>
          <text:p text:style-name="P37"><text:span text:style-name="T21">Gestion du compte.</text:span></text:p>
        </text:list-item>
        <text:list-item>
          <text:p text:style-name="P37"><text:span text:style-name="T21">Gestion des ventes.</text:span></text:p>
        </text:list-item>
        <text:list-item>
          <text:p text:style-name="P37"><text:span text:style-name="T21">Gestion du site.</text:span></text:p>
        </text:list-item>
        <text:list-item>
          <text:p text:style-name="P37"><text:span text:style-name="T21">Gestion des utilisateurs</text:span></text:p>
        </text:list-item>
        <text:list-item>
          <text:p text:style-name="P37"><text:span text:style-name="T21">Système de backup dans l'interface administrateur.</text:span></text:p>
        </text:list-item>
      </text:list>
      <text:p text:style-name="P40"><text:span text:style-name="T4"/></text:p>
      <text:h text:style-name="P46" text:outline-level="3"><text:bookmark-start text:name="__RefHeading___Toc192_1440296252"/><text:span text:style-name="T4">Droits relatifs à ces fonctionnalités :</text:span><text:bookmark-end text:name="__RefHeading___Toc192_1440296252"/></text:h>
      <text:p text:style-name="P41"><text:span text:style-name="T4"/></text:p>
      <text:list xml:id="list3757744695908067650" text:style-name="L15">
        <text:list-item>
          <text:p text:style-name="P44"><text:span text:style-name="T4">Inconnu :</text:span></text:p>
          <text:list>
            <text:list-item>
              <text:p text:style-name="P42"><text:span text:style-name="T4">Inscription.</text:span></text:p>
            </text:list-item>
            <text:list-item>
              <text:p text:style-name="P42"><text:span text:style-name="T4">Recherche par nom, vendeur, type…</text:span></text:p>
            </text:list-item>
            <text:list-item>
              <text:p text:style-name="P42"><text:span text:style-name="T4">Affichage des enchères en liste et/ou vignettes au choix.</text:span></text:p>
            </text:list-item>
            <text:list-item>
              <text:p text:style-name="P42"><text:soft-page-break/><text:span text:style-name="T4">Affichage des enchères avec description, prix et vendeur.</text:span></text:p>
            </text:list-item>
            <text:list-item>
              <text:p text:style-name="P42"><text:span text:style-name="T4">Voir les commentaires.</text:span></text:p>
            </text:list-item>
            <text:list-item>
              <text:p text:style-name="P42"><text:span text:style-name="T4">Voir les enchères sur des ventes.</text:span></text:p>
            </text:list-item>
            <text:list-item>
              <text:p text:style-name="P42"><text:span text:style-name="T4">Consulter l'historique des enchères sur les ventes.</text:span></text:p>
            </text:list-item>
            <text:list-item>
              <text:p text:style-name="P42"><text:span text:style-name="T4">Voir les notes sur les profils utilisateurs.</text:span></text:p>
            </text:list-item>
          </text:list>
        </text:list-item>
      </text:list>
      <text:p text:style-name="P43"><text:span text:style-name="T4"/></text:p>
      <text:p text:style-name="P43"><text:span text:style-name="T4"/></text:p>
      <text:p text:style-name="P43"><text:span text:style-name="T4"/></text:p>
      <text:p text:style-name="P43"><text:span text:style-name="T4"/></text:p>
      <text:list xml:id="list195044074170851" text:continue-numbering="true" text:style-name="L15">
        <text:list-item>
          <text:p text:style-name="P31"><text:span text:style-name="T4">Utilisateur :</text:span></text:p>
          <text:list>
            <text:list-item>
              <text:p text:style-name="P31"><text:span text:style-name="T4">Tous les droits d'un inconnus (sauf l'inscription).</text:span></text:p>
            </text:list-item>
            <text:list-item>
              <text:p text:style-name="P31"><text:span text:style-name="T4">Connexion.</text:span></text:p>
            </text:list-item>
            <text:list-item>
              <text:p text:style-name="P31"><text:span text:style-name="T4">Gestion de son compte.</text:span></text:p>
            </text:list-item>
            <text:list-item>
              <text:p text:style-name="P31"><text:span text:style-name="T4">Poster des commentaires.</text:span></text:p>
            </text:list-item>
            <text:list-item>
              <text:p text:style-name="P31"><text:span text:style-name="T4">Poster des enchères sur des ventes.</text:span></text:p>
            </text:list-item>
            <text:list-item>
              <text:p text:style-name="P31"><text:span text:style-name="T4">Poster des notes sur les profils utilisateurs.</text:span></text:p>
            </text:list-item>
            <text:list-item>
              <text:p text:style-name="P31"><text:span text:style-name="T4">Suivre des vendeurs.</text:span></text:p>
            </text:list-item>
            <text:list-item>
              <text:p text:style-name="P31"><text:span text:style-name="T4">Consulter l'historique des achats qu'il a effectué.</text:span></text:p>
            </text:list-item>
          </text:list>
        </text:list-item>
      </text:list>
      <text:p text:style-name="P29"><text:span text:style-name="T4"/></text:p>
      <text:list xml:id="list195043970992997" text:continue-numbering="true" text:style-name="L15">
        <text:list-item>
          <text:p text:style-name="P31"><text:span text:style-name="T4">Vendeur :</text:span></text:p>
        </text:list-item>
      </text:list>
      <text:p text:style-name="P29"><text:span text:style-name="T4"/></text:p>
      <text:list xml:id="list195043884065792" text:continue-numbering="true" text:style-name="L15">
        <text:list-item>
          <text:list>
            <text:list-item>
              <text:p text:style-name="P31"><text:span text:style-name="T4">Tous les droits d'un utilisateur.</text:span></text:p>
            </text:list-item>
            <text:list-item>
              <text:p text:style-name="P31"><text:span text:style-name="T4">Consulter l'historique des ventes qu'il a effectué.</text:span></text:p>
            </text:list-item>
          </text:list>
        </text:list-item>
      </text:list>
      <text:p text:style-name="P29"><text:span text:style-name="T4"/></text:p>
      <text:list xml:id="list195044475390425" text:continue-numbering="true" text:style-name="L15">
        <text:list-item>
          <text:p text:style-name="P31"><text:soft-page-break/><text:span text:style-name="T4">Administrateur :</text:span></text:p>
        </text:list-item>
      </text:list>
      <text:p text:style-name="P29"><text:span text:style-name="T4"/></text:p>
      <text:list xml:id="list195044104323309" text:continue-numbering="true" text:style-name="L15">
        <text:list-item>
          <text:list>
            <text:list-item>
              <text:p text:style-name="P31"><text:span text:style-name="T4">Tous les droits d'un vendeur.</text:span></text:p>
            </text:list-item>
            <text:list-item>
              <text:p text:style-name="P31"><text:span text:style-name="T4">Gestion des utilisateurs (et donc gestion des vendeurs).</text:span></text:p>
            </text:list-item>
            <text:list-item>
              <text:p text:style-name="P31"><text:span text:style-name="T4">Gestion des différentes ventes.</text:span></text:p>
            </text:list-item>
            <text:list-item>
              <text:p text:style-name="P31"><text:span text:style-name="T4">Gestion des différents commentaires.</text:span></text:p>
            </text:list-item>
            <text:list-item>
              <text:p text:style-name="P31"><text:span text:style-name="T4">Gestion des différents historiques.</text:span></text:p>
            </text:list-item>
            <text:list-item>
              <text:p text:style-name="P31"><text:span text:style-name="T4">Système de backup dans l'interface administrateur.</text:span></text:p>
            </text:list-item>
            <text:list-item>
              <text:p text:style-name="P31"><text:span text:style-name="T4">Gestion totale du site.</text:span></text:p>
            </text:list-item>
          </text:list>
        </text:list-item>
      </text:list>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h text:style-name="Heading_20_2" text:outline-level="2"><text:bookmark-start text:name="__RefHeading___Toc182_1440296252"/><text:span text:style-name="T19">Contraintes</text:span><text:span text:style-name="T13"> :</text:span><text:span text:style-name="T4"> </text:span><text:bookmark-end text:name="__RefHeading___Toc182_1440296252"/></text:h>
      <text:h text:style-name="P46" text:outline-level="3"><text:bookmark-start text:name="__RefHeading___Toc184_1440296252"/><text:span text:style-name="T4">Techniques :</text:span><text:bookmark-end text:name="__RefHeading___Toc184_1440296252"/></text:h>
      <text:list xml:id="list848357935058040275" text:style-name="L6">
        <text:list-item>
          <text:p text:style-name="P32"><text:span text:style-name="T12">P</text:span><text:span text:style-name="T4">HP</text:span></text:p>
        </text:list-item>
        <text:list-item>
          <text:p text:style-name="P32"><text:span text:style-name="T4">PostgreSQL</text:span></text:p>
        </text:list-item>
        <text:list-item>
          <text:p text:style-name="P32"><text:span text:style-name="T4">JavaScript</text:span></text:p>
        </text:list-item>
        <text:list-item>
          <text:p text:style-name="P32"><text:span text:style-name="T4">HTML</text:span></text:p>
        </text:list-item>
        <text:list-item>
          <text:p text:style-name="P32"><text:span text:style-name="T4">CSS</text:span></text:p>
        </text:list-item>
      </text:list>
      <text:p text:style-name="P29"><text:span text:style-name="T10"/></text:p>
      <text:p text:style-name="P51"><text:span text:style-name="T10"/></text:p>
      <text:p text:style-name="P51"><text:span text:style-name="T10"/></text:p>
      <text:p text:style-name="P51"><text:span text:style-name="T10"/></text:p>
      <text:h text:style-name="P46" text:outline-level="3"><text:bookmark-start text:name="__RefHeading___Toc186_1440296252"/><text:soft-page-break/><text:span text:style-name="T14">Échéancier</text:span><text:span text:style-name="T4"> :</text:span><text:bookmark-end text:name="__RefHeading___Toc186_1440296252"/></text:h>
      <text:list xml:id="list616662484060639004" text:style-name="L7">
        <text:list-item>
          <text:p text:style-name="P33"><text:span text:style-name="T4">Cahier des charges : dimanche 29 mars 2015</text:span></text:p>
        </text:list-item>
        <text:list-item>
          <text:p text:style-name="P33"><text:span text:style-name="T4">Dossier de conception : jeudi 30 avril 2015</text:span></text:p>
        </text:list-item>
        <text:list-item>
          <text:p text:style-name="P38"><text:span text:style-name="T4">Développement : vendredi 29 mai 2015</text:span></text:p>
        </text:list-item>
      </text:list>
      <text:p text:style-name="Text_20_body"><text:span text:style-name="T4"/></text:p>
      <text:p text:style-name="Text_20_body"><text:span text:style-name="T10"/></text:p>
      <text:h text:style-name="Heading_20_1" text:outline-level="1"><text:bookmark-start text:name="__RefHeading___Toc194_1440296252"/><text:span text:style-name="T10">S</text:span><text:span text:style-name="T4">cénario d'utilisation :</text:span><text:bookmark-end text:name="__RefHeading___Toc194_1440296252"/></text:h>
      <text:p text:style-name="P39"><text:span text:style-name="T4"/></text:p>
      <text:h text:style-name="Heading_20_2" text:outline-level="2"><text:bookmark-start text:name="__RefHeading___Toc196_1440296252"/><text:span text:style-name="T4">Création d'un nouveau compte :</text:span><text:bookmark-end text:name="__RefHeading___Toc196_1440296252"/></text:h>
      <text:p text:style-name="P39"><text:span text:style-name="T4"/></text:p>
      <text:p text:style-name="P23">L'utilisateur commence par saisir les informations utiles afin de créer son compte, comme par exemple son adresse mail, son nom, son prenom, son mot de passe... puis une fois les informations vérifiée (comme le fait que l'adresse mail n'est pas déjà utilisée), l'utilisateur peut déposer une enchère sur une des ventes existante. </text:p>
      <text:p text:style-name="P23"><text:span text:style-name="T4"/></text:p>
      <text:p text:style-name="P23"><text:span text:style-name="T4"/></text:p>
      <text:h text:style-name="Heading_20_2" text:outline-level="2"><text:bookmark-start text:name="__RefHeading___Toc198_1440296252"/>Mise en vente d'un objet :<text:bookmark-end text:name="__RefHeading___Toc198_1440296252"/></text:h>
      <text:p text:style-name="P24"/>
      <text:p text:style-name="P24"><text:span text:style-name="T24">Afin de mettre en vente un objet, il faut être identifié et être reconnu comme vendeur. Ensuite il y a un formulaire à remplir dans lequel on renseigne par exemple un nom, une description, des photographies, le prix de départ, le pas de l'enchère, la durée...</text:span> </text:p>
      <text:p text:style-name="P39"><text:span text:style-name="T4"/></text:p>
      <text:h text:style-name="Heading_20_2" text:outline-level="2"><text:bookmark-start text:name="__RefHeading___Toc200_1440296252"/><text:span text:style-name="T4">Enchérir sur un objet :</text:span><text:bookmark-end text:name="__RefHeading___Toc200_1440296252"/></text:h>
      <text:p text:style-name="P39"><text:span text:style-name="T4"/></text:p>
      <text:p text:style-name="P24"><text:span text:style-name="T24">Une fois l'enchère sélectionnée, pour enchérir, il faut être identifié. Il suffit ensuite de saisir le prix que l'on souhaite mettre sur le produit et de valider pour que l'enchère soit prise en compte.</text:span> </text:p>
      <text:p text:style-name="Text_20_body"><text:span text:style-name="T10"/></text:p>
      <text:h text:style-name="Heading_20_1" text:outline-level="1"><text:bookmark-start text:name="__RefHeading___Toc188_1440296252"/><text:soft-page-break/><text:span text:style-name="T10">L</text:span><text:span text:style-name="T4">ivrables attendus :</text:span><text:bookmark-end text:name="__RefHeading___Toc188_1440296252"/></text:h>
      <text:p text:style-name="Text_20_body"><text:span text:style-name="T4"/></text:p>
      <text:list xml:id="list4590906862447408291" text:style-name="L5">
        <text:list-item>
          <text:p text:style-name="P34"><text:span text:style-name="T18">S</text:span><text:span text:style-name="T11">ources du projet.</text:span></text:p>
        </text:list-item>
        <text:list-item>
          <text:p text:style-name="P34"><text:span text:style-name="T4">Cahier des charges.</text:span></text:p>
        </text:list-item>
        <text:list-item>
          <text:p text:style-name="P34"><text:span text:style-name="T4">Dossier de concep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start" style:justify-single-word="false"/>
      <style:text-properties style:font-name="Calibri"/>
    </style:style>
    <style:style style:name="MP2" style:family="paragraph" style:parent-style-name="Footer">
      <style:paragraph-properties fo:text-align="center" style:justify-single-word="false"/>
    </style:style>
    <style:style style:name="MT1" style:family="text">
      <style:text-properties fo:language="en" fo:country="US"/>
    </style:style>
    <style:style style:name="MT2" style:family="text">
      <style:text-properties fo:language="en" fo:country="US" officeooo:rsid="0003d5d4"/>
    </style:style>
    <style:style style:name="MT3" style:family="text">
      <style:text-properties officeooo:rsid="0003d5d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MT1">StriDeal<text:tab/><text:tab/><text:tab/><text:tab/> </text:span><text:span text:style-name="MT2">Cahier des charges</text:span><text:span text:style-name="MT1"> <text:tab/><text:tab/><text:tab/><text:tab/> <text:s text:c="11"/></text:span>2<text:span text:style-name="MT3">9</text:span>/05/2015</text:p>
        <text:p text:style-name="Header"/>
      </style:header>
      <style:footer>
        <text:p text:style-name="MP2"><text:page-number text:select-page="current">11</text:page-number>/<text:page-count>11</text:page-count></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3T17:06:27.751000000</meta:creation-date>
    <dc:date>2015-05-23T19:50:42.937000000</dc:date>
    <meta:editing-duration>PT2H28M48S</meta:editing-duration>
    <meta:editing-cycles>39</meta:editing-cycles>
    <meta:generator>LibreOffice/4.4.3.2$Windows_x86 LibreOffice_project/88805f81e9fe61362df02b9941de8e38a9b5fd16</meta:generator>
    <meta:document-statistic meta:table-count="0" meta:image-count="0" meta:object-count="0" meta:page-count="11" meta:paragraph-count="143" meta:word-count="898" meta:character-count="5237" meta:non-whitespace-character-count="4536"/>
  </office:meta>
</office:document-meta>
</file>